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"/>
    </style:style>
    <style:style style:name="P2" style:family="paragraph" style:parent-style-name="Standard">
      <style:text-properties style:font-name="Courier" fo:font-size="10pt" style:font-size-asian="10pt"/>
    </style:style>
    <style:style style:name="P3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Courier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ystem of Making Images portable within xCAT</text:h>
      <text:p text:style-name="Standard"><text:a xlink:type="simple" xlink:href="mailto:vallard@sumavi.com"><text:span text:style-name="Internet_20_link">vallard@sumavi.com</text:span></text:a></text:p>
      <text:p text:style-name="Standard"/>
      <text:h text:style-name="Heading_20_2" text:outline-level="2">Use Case</text:h>
      <text:p text:style-name="Standard">We want to create a system of making xCAT images more portable so that they can be shared and prevent people from reinventing the wheel. <text:s/>While every install is unique there are some things that can be shared among different sites to make images more portable. <text:s/>In addition, creating a method like this allows us to create snap shots of images we may find useful to revert to in different situations.</text:p>
      <text:h text:style-name="Heading_20_3" text:outline-level="3">Importing</text:h>
      <text:p text:style-name="Standard"/>
      <text:p text:style-name="Standard">1. <text:s/>User downloads a tarball from somewhere. <text:s/>(Sumavi.com will be hosting many of these)</text:p>
      <text:p text:style-name="Standard"/>
      <text:p text:style-name="Standard">2. <text:s/>User runs: <text:s/>xcatimport &lt;tarball&gt;</text:p>
      <text:p text:style-name="Standard"/>
      <text:p text:style-name="Standard">3. <text:s/>The xcatimport command fills out the osimage table and other tables, and populates file directories with appropriate files from the tarball.</text:p>
      <text:p text:style-name="Standard"/>
      <text:p text:style-name="Standard">4. <text:s/>The user runs: nodeset image=&lt;image name&gt; and the node is able to install.</text:p>
      <text:p text:style-name="Standard"/>
      <text:h text:style-name="Heading_20_3" text:outline-level="3">Exporting</text:h>
      <text:p text:style-name="Standard"/>
      <text:p text:style-name="Standard">1. <text:s/>The user defines the appropriate entries in the OS image table</text:p>
      <text:p text:style-name="Standard"/>
      <text:p text:style-name="Standard">2. <text:s/>The user runs: xcatexport &lt;tarballname&gt;</text:p>
      <text:p text:style-name="Standard">example:</text:p>
      <text:p text:style-name="Standard"><text:span text:style-name="T1">imgexport "Default_Stateless_1265981465" --extra=/opt/xcat/share/xcat/netboot/centos/compute.centos5.4.pkglist:/install/custom/netboot/centos --extra=/opt/xcat/share/xcat/netboot/centos/compute.centos5.4.pkglist:/install/custom/netboot/centos</text:span></text:p>
      <text:p text:style-name="Standard"/>
      <text:p text:style-name="Standard">3. <text:s/>A tarball is placed in the current directory or one specified by tarball name. <text:s/>This image can now be used on other systems.</text:p>
      <text:p text:style-name="Standard"/>
      <text:h text:style-name="Heading_20_2" text:outline-level="2">How it works</text:h>
      <text:p text:style-name="Standard"/>
      <text:p text:style-name="Standard">You can only export/import one image at a time. <text:s/>Each tarball will have the following simple structure:</text:p>
      <text:p text:style-name="Standard"/>
      <text:p text:style-name="Standard"><text:soft-page-break/>manifest.xml</text:p>
      <text:p text:style-name="Standard">&lt;files&gt;</text:p>
      <text:p text:style-name="Standard">extra/ <text:s/>(optional)</text:p>
      <text:p text:style-name="Standard"/>
      <text:h text:style-name="Heading_20_3" text:outline-level="3">manifest.xml</text:h>
      <text:p text:style-name="Standard">The manifest.cfg will be analogous to an autoyast or windows unattend.xml file where it tells xCAT how to store the items:</text:p>
      <text:p text:style-name="Standard"/>
      <text:p text:style-name="Standard"><text:span text:style-name="T1">Manifest.cfg</text:span>:</text:p>
      <text:p text:style-name="Standard"/>
      <text:p text:style-name="Standard"><text:span text:style-name="T1">name &lt;name&gt; <text:s/># required. Eg: My_Image</text:span></text:p>
      <text:p text:style-name="Standard"><text:span text:style-name="T1">os &lt;os&gt; <text:s/>#required. Eg; centos5.4</text:span></text:p>
      <text:p text:style-name="Standard"><text:span text:style-name="T1">arch x86_64 #required</text:span></text:p>
      <text:p text:style-name="Standard"><text:span text:style-name="T1">profile compute <text:s/># required. Eg: hpc_image</text:span></text:p>
      <text:p text:style-name="Standard"><text:span text:style-name="T1">method &lt;install|netboot|statelite&gt; <text:s/># required</text:span></text:p>
      <text:p text:style-name="Standard"><text:span text:style-name="T1">initrd &lt;filename&gt; <text:s/># required for netboot|statelite</text:span></text:p>
      <text:p text:style-name="Standard"><text:span text:style-name="T1">template &lt;filename&gt; <text:s/># required for install</text:span></text:p>
      <text:p text:style-name="Standard"><text:span text:style-name="T1">rootimg &lt;filename # required for netboot|statelite</text:span></text:p>
      <text:p text:style-name="Standard"><text:span text:style-name="T1">kernel &lt;filename&gt; <text:s/># required for netboot|statelite</text:span></text:p>
      <text:p text:style-name="Standard"><text:span text:style-name="T1">media &lt;required&gt; <text:s/># required for install</text:span></text:p>
      <text:p text:style-name="Standard"><text:span text:style-name="T1">extra &lt;filename:path&gt; <text:s/># optional</text:span></text:p>
      <text:p text:style-name="Standard"><text:span text:style-name="T1">extra &lt;filename:path&gt; # optional</text:span></text:p>
      <text:p text:style-name="Standard"/>
      <text:p text:style-name="Standard"><text:span text:style-name="T1">&lt;?xml version="1.0"&gt;</text:span></text:p>
      <text:p text:style-name="Standard"><text:span text:style-name="T1">&lt;xcatimage&gt;</text:span></text:p>
      <text:p text:style-name="Standard"><text:span text:style-name="T1"><text:s text:c="2"/>&lt;extra&gt;</text:span></text:p>
      <text:p text:style-name="Standard"><text:span text:style-name="T1"><text:s text:c="4"/>&lt;dest&gt;/install/custom/netboot/centos&lt;/dest&gt;</text:span></text:p>
      <text:p text:style-name="Standard"><text:span text:style-name="T1"><text:s text:c="4"/>&lt;src&gt;/opt/xcat/share/xcat/netboot/centos/compute.centos5.4.pkglist&lt;/src&gt;</text:span></text:p>
      <text:p text:style-name="Standard"><text:span text:style-name="T1"><text:s text:c="2"/>&lt;/extra&gt;</text:span></text:p>
      <text:p text:style-name="Standard"><text:span text:style-name="T1"><text:s text:c="2"/>&lt;extra&gt;</text:span></text:p>
      <text:p text:style-name="Standard"><text:span text:style-name="T1"><text:s text:c="4"/>&lt;dest&gt;/install/custom/netboot/centos&lt;/dest&gt;</text:span></text:p>
      <text:p text:style-name="Standard"><text:span text:style-name="T1"><text:s text:c="4"/>&lt;src&gt;/opt/xcat/share/xcat/netboot/centos/compute.exlist&lt;/src&gt;</text:span></text:p>
      <text:p text:style-name="Standard"><text:span text:style-name="T1"><text:s text:c="2"/>&lt;/extra&gt;</text:span></text:p>
      <text:p text:style-name="Standard"><text:span text:style-name="T1"><text:s text:c="2"/>&lt;kernel&gt;/install/netboot/centos5.4/x86_64/compute/kernel&lt;/kernel&gt;</text:span></text:p>
      <text:p text:style-name="Standard"><text:span text:style-name="T1"><text:s text:c="2"/>&lt;osarch&gt;x86_64&lt;/osarch&gt;</text:span></text:p>
      <text:p text:style-name="Standard"><text:span text:style-name="T1"><text:s text:c="2"/>&lt;osvers&gt;centos5.4&lt;/osvers&gt;</text:span></text:p>
      <text:p text:style-name="Standard"><text:span text:style-name="T1"><text:s text:c="2"/>&lt;profile&gt;compute&lt;/profile&gt;</text:span></text:p>
      <text:p text:style-name="Standard"><text:span text:style-name="T1"><text:s text:c="2"/>&lt;provmethod&gt;netboot&lt;/provmethod&gt;</text:span></text:p>
      <text:p text:style-name="Standard"><text:span text:style-name="T1"><text:s text:c="2"/>&lt;ramdisk&gt;/install/netboot/centos5.4/x86_64/compute/initrd.gz&lt;/ramdisk&gt;</text:span></text:p>
      <text:p text:style-name="Standard"><text:span text:style-name="T1"><text:s text:c="2"/>&lt;rootimg&gt;/install/netboot/centos5.4/x86_64/compute/rootimg.gz&lt;/rootimg&gt;</text:span></text:p>
      <text:p text:style-name="Standard"><text:span text:style-name="T1">&lt;/xcatimage&gt;</text:span></text:p>
      <text:p text:style-name="P2"/>
      <text:p text:style-name="P2"/>
      <text:p text:style-name="Standard">In the above example, we have a directive of where the files came from and what needs to be processed.</text:p>
      <text:p text:style-name="Standard"/>
      <text:p text:style-name="Standard">Note that even though source destination information is included, all files that are standard will be copied to the appropriate place that xCAT thinks they should go.</text:p>
      <text:h text:style-name="Heading_20_3" text:outline-level="3"><text:soft-page-break/>disk install example</text:h>
      <text:p text:style-name="Standard">For a kickstart install the following files would be included in the tarball:</text:p>
      <text:p text:style-name="Standard"/>
      <text:p text:style-name="Standard"><text:span text:style-name="T1">manifest.cfg</text:span></text:p>
      <text:p text:style-name="Standard"><text:span text:style-name="T1">foo.tmpl</text:span></text:p>
      <text:p text:style-name="Standard"/>
      <text:p text:style-name="Standard">The manifest.cfg file would look like:</text:p>
      <text:p text:style-name="Standard"><text:span text:style-name="T1">name Foo_Image</text:span></text:p>
      <text:p text:style-name="Standard"><text:span text:style-name="T1">os rhels5.4</text:span></text:p>
      <text:p text:style-name="Standard"><text:span text:style-name="T1">arch x86_64</text:span></text:p>
      <text:p text:style-name="Standard"><text:span text:style-name="T1">profile foo</text:span></text:p>
      <text:p text:style-name="Standard"><text:span text:style-name="T1">method install</text:span></text:p>
      <text:p text:style-name="Standard"><text:span text:style-name="T1">template foo.tmpl</text:span></text:p>
      <text:p text:style-name="Standard"><text:span text:style-name="T1">media required</text:span></text:p>
      <text:p text:style-name="P1"/>
      <text:p text:style-name="P1"/>
      <text:p text:style-name="P1"/>
      <text:p text:style-name="Standard">The foo.tmpl would be copied into /install/custom/rhels5.4/x86_64/foo.tmpl and the appropriate entries would then be placed in the osimage table. <text:s/>The user will then be notified that they need to run copycds for this to work. <text:s/>Provided they have done so, they can now run: </text:p>
      <text:p text:style-name="Standard"/>
      <text:p text:style-name="Standard"><text:span text:style-name="T1">nodeset n01-n10 osimage=Foo_Image</text:span></text:p>
      <text:p text:style-name="Standard"/>
      <text:p text:style-name="Standard">Then the node will install.</text:p>
      <text:p text:style-name="Standard"/>
      <text:p text:style-name="Standard">Exporting requires that the osimage table be filled out properly:</text:p>
      <text:p text:style-name="Standard"/>
      <text:p text:style-name="Standard"><text:span text:style-name="T1">"Foo_Image","foo","linux","install","Linux","centos5.4",,"x86_64",,,</text:span></text:p>
      <text:p text:style-name="Standard"/>
      <text:p text:style-name="Standard">If an entry is not found, then xcatexport will signal an error.</text:p>
      <text:p text:style-name="Standard"/>
      <text:h text:style-name="Heading_20_3" text:outline-level="3">Stateless example</text:h>
      <text:p text:style-name="Standard">For a stateless image example the following files will be included in the tarball:</text:p>
      <text:p text:style-name="Standard"><text:span text:style-name="T1">manifest.cfg</text:span></text:p>
      <text:p text:style-name="Standard"><text:span text:style-name="T1">rootimg.gz</text:span></text:p>
      <text:p text:style-name="Standard"><text:span text:style-name="T1">initrd.gz</text:span></text:p>
      <text:p text:style-name="Standard"><text:span text:style-name="T1">kernel</text:span></text:p>
      <text:p text:style-name="P2"/>
      <text:p text:style-name="Standard">The manifest.cfg file looks like:</text:p>
      <text:p text:style-name="Standard"><text:span text:style-name="T1">&lt;?xml version="1.0"&gt;</text:span></text:p>
      <text:p text:style-name="Standard"><text:span text:style-name="T1">&lt;xcatimage&gt;</text:span></text:p>
      <text:p text:style-name="Standard"><text:span text:style-name="T1"><text:s text:c="2"/>&lt;kernel&gt;/install/netboot/centos5.4/x86_64/compute/kernel&lt;/kernel&gt;</text:span></text:p>
      <text:p text:style-name="Standard"><text:span text:style-name="T1"><text:s text:c="2"/>&lt;osarch&gt;x86_64&lt;/osarch&gt;</text:span></text:p>
      <text:p text:style-name="Standard"><text:span text:style-name="T1"><text:s text:c="2"/>&lt;osvers&gt;centos5.4&lt;/osvers&gt;</text:span></text:p>
      <text:p text:style-name="Standard"><text:span text:style-name="T1"><text:s text:c="2"/>&lt;profile&gt;compute&lt;/profile&gt;</text:span></text:p>
      <text:p text:style-name="Standard"><text:span text:style-name="T1"><text:s text:c="2"/>&lt;provmethod&gt;netboot&lt;/provmethod&gt; <text:s text:c="3"/>&lt;ramdisk&gt;/install/netboot/centos5.4/x86_64/compute/initrd.gz&lt;/ramdisk&gt;</text:span></text:p>
      <text:p text:style-name="Standard"><text:span text:style-name="T1">&lt;rootimg&gt;/install/netboot/centos5.4/x86_64/compute/rootimg.gz&lt;/rootimg&gt;</text:span></text:p>
      <text:p text:style-name="Standard"><text:span text:style-name="T1">&lt;/xcatimage&gt;</text:span></text:p>
      <text:p text:style-name="P2"><text:soft-page-break/></text:p>
      <text:p text:style-name="Standard">Now the directory /install/netboot/centos5.4/x86_64/foo will be created and the kernel, initrd.gz, and rootiimg.gz files will be copied here. <text:s/>The rootimg.gz will also be expanded. <text:s/>The osimage table will be filled out and the user can now run </text:p>
      <text:p text:style-name="Standard"><text:span text:style-name="T1">nodeset n01-n10 osimage=Foo_Image</text:span></text:p>
      <text:p text:style-name="Standard"/>
      <text:p text:style-name="Standard">Then the node will netboot. <text:s/>Note that the installation media is not required in this example. <text:s/></text:p>
      <text:p text:style-name="Standard"/>
      <text:p text:style-name="Standard">Also notice that the pkglist and the exlist files are not copied by default. <text:s/>They can be added with the extras options if desired.</text:p>
      <text:p text:style-name="Standard"/>
      <text:h text:style-name="Heading_20_2" text:outline-level="2">Design Considerations:</text:h>
      <text:p text:style-name="Standard">1. <text:s/>What about postscripts? </text:p>
      <text:p text:style-name="Standard"/>
      <text:p text:style-name="Standard">Postscripts are not tied to images, they are tied to node groups. <text:s/>In my opinion postscripts are dead dogs if you’re flipping OSes all the time. <text:s/>If you want to copy postscripts you can use the extra tag in the manifest:</text:p>
      <text:p text:style-name="Standard"/>
      <text:p text:style-name="Standard">extra my_cool_postscript:/install/postscripts</text:p>
      <text:p text:style-name="Standard">or: </text:p>
      <text:p text:style-name="Standard"><text:span text:style-name="T1">xcatexport Foo_Image –extra=/install/postscripts/my_cool_postscript:/install/postscripts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mbria" fo:font-size="12pt" fo:language="en" fo:country="US" style:letter-kerning="true" style:font-name-asian="Lucida Sans Unicode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3335in" fo:margin-bottom="0in" fo:keep-with-next="always"/>
      <style:text-properties fo:color="#345a8a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139in" fo:margin-bottom="0in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139in" fo:margin-bottom="0in" fo:keep-with-next="always"/>
      <style:text-properties fo:color="#4f81bd" style:font-name="Calibri" fo:font-weight="bold" style:font-weight-asian="bold" style:font-name-complex="F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allard Benincosa</meta:initial-creator>
    <dc:creator>Vallard Benincosa</dc:creator>
    <meta:editing-cycles>2</meta:editing-cycles>
    <meta:creation-date>2010-03-30T23:55:00</meta:creation-date>
    <dc:date>2010-04-05T15:38:00</dc:date>
    <meta:editing-duration>PT00H01M25S</meta:editing-duration>
    <meta:generator>OpenOffice.org/3.0$Win32 OpenOffice.org_project/300m9$Build-9358</meta:generator>
    <meta:document-statistic meta:table-count="0" meta:image-count="0" meta:object-count="0" meta:page-count="4" meta:paragraph-count="99" meta:word-count="645" meta:character-count="5236"/>
    <meta:template xlink:type="simple" xlink:actuate="onRequest" xlink:title="Normal.dotm" xlink:href=""/>
  </office:meta>
</office:document-meta>
</file>